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4">
      <style:paragraph-properties fo:margin-top="0cm" fo:margin-bottom="0cm"/>
    </style:style>
    <style:style style:name="P2" style:family="paragraph" style:parent-style-name="Standard">
      <style:paragraph-properties fo:margin-top="0cm" fo:margin-bottom="0cm"/>
      <style:text-properties fo:font-size="16pt" style:font-size-asian="16pt" style:font-size-complex="16pt"/>
    </style:style>
    <style:style style:name="P3" style:family="paragraph" style:parent-style-name="Text_20_body">
      <style:paragraph-properties fo:margin-top="0cm" fo:margin-bottom="0cm"/>
    </style:style>
    <style:style style:name="P4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5" style:family="paragraph" style:parent-style-name="Text_20_body" style:list-style-name="L1">
      <style:paragraph-properties fo:margin-top="0cm" fo:margin-bottom="0cm"/>
    </style:style>
    <style:style style:name="T1" style:family="text">
      <style:text-properties style:font-name="Arial" fo:font-size="8pt" style:font-size-asian="8pt" style:font-size-complex="8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Środowisko programistyczne - laboratorium 6</text:p>
      <text:h text:style-name="P1" text:outline-level="4"/>
      <text:h text:style-name="P1" text:outline-level="4"><text:line-break/>Zadanie:</text:h>
      <text:p text:style-name="P3"/>
      <text:list text:style-name="L1">
        <text:list-item>
          <text:p text:style-name="P5">Wyszukać w sieci darmowy szablon strony. (Ewentualnie można stworzyć własny.)<text:line-break/>Szablon w przyszłości może być wykorzystany do stworzenia strony domowej.</text:p>
        </text:list-item>
        <text:list-item>
          <text:p text:style-name="P5">Sprawdzić, czy się waliduje (<text:a xlink:type="simple" xlink:href="http://validator.w3.org/">http://validator.w3.org/</text:a>). <text:line-break/>Należy poprawić błędy i zlikwidować wszystkie ostrzeżenia.</text:p>
        </text:list-item>
        <text:list-item>
          <text:p text:style-name="P5">Opublikować szablon pod adresem: <text:a xlink:type="simple" xlink:href="http://manta.univ.gda.pl/~twoj_login">http://manta.univ.gda.pl/~twoj_login</text:a>.</text:p>
        </text:list-item>
      </text:list>
      <text:p text:style-name="P3"/>
      <text:p text:style-name="P3"/>
      <text:p text:style-name="P4">Problem:</text:p>
      <text:p text:style-name="P3"><text:line-break/>Załóżmy, że znaleźliśmy w sieci szablon strony, który nam się spodobał. Chcemy na jego bazie zrobić swoją stronę domową o około 50 podstronach.</text:p>
      <text:p text:style-name="P3">Z braku lepszego pomysłu szablon skopiowano 50 razy i wypełniono treścią. Zaktualizowano linki i strona domowa była już gotowa.</text:p>
      <text:p text:style-name="P3">Jednak teraz dopiero zaczęły się problemy! Zauważyłem literówkę w szablonie – musiałem ją usunąć w 50 plikach. Zauważyłem, że strona domowa dosyć ładnie była wyświetlana w przeglądarce Firefox, jednak w IE była nie za ciekawa – musiałem poprawić szablon. I tutaj katastrofa, gdyż szablon zmieniłem w 10 miejscach, a teraz muszę dokonać jeszcze 49*10 poprawek. Jestem załamyny. Nie mam czasu na takie bezsensowne poprawianie tego samego. Przeraża mnie fakt, że gdy znów coś zmienie w szablonie, np.: ułożenie kolumn, to znowu będzie mnie to czekać. Poradźcie coś.</text:p>
      <text:p text:style-name="P3"/>
      <text:p text:style-name="P3"/>
      <text:p text:style-name="P4">Zadanie trudniejsze:</text:p>
      <text:p text:style-name="P3">Stworzyć 10 podstron (o dowolnej zawartości) utworzonych na bazie szablonu. <text:line-break/>Jak to zrobić, aby uniknąć opisanego powyżej problemu? (Wykorzystaj Internet!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er" style:next-style-name="Text_20_body" style:class="text" style:default-outline-level="3"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4" style:display-name="Heading 4" style:family="paragraph" style:parent-style-name="Header" style:next-style-name="Text_20_body" style:class="text" style:master-page-name="" style:default-outline-level="4">
      <style:paragraph-properties fo:margin-top="0cm" fo:margin-bottom="0cm" style:page-number="auto"/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1" style:family="text">
      <style:text-properties style:font-name="Arial" fo:font-size="8pt" style:font-size-asian="8pt" style:font-size-complex="8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pm1">
      <style:footer>
        <text:p text:style-name="Footer"><text:span text:style-name="T1">opracował Robert Fidytek, aktualizacja: </text:span><text:span text:style-name="T1"><text:date style:data-style-name="N79" text:date-value="2008-11-05T12:30:53.07" text:fixed="true">środa 5 listopad 2008</text:date></text:span><text:span text:style-name="T1">, </text:span><text:span text:style-name="T1"><text:time style:data-style-name="N41" text:time-value="2008-11-05T12:31:10.14" text:fixed="true">12:31:10</text:time></text:span><text:tab/><text:span text:style-name="T1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Robert Fidytek</meta:initial-creator>
    <meta:creation-date>2008-10-02T18:55:38</meta:creation-date>
    <dc:creator>Robert Fidytek</dc:creator>
    <dc:date>2008-11-12T14:29:21</dc:date>
    <meta:editing-cycles>64</meta:editing-cycles>
    <meta:editing-duration>PT9H7M10S</meta:editing-duration>
    <meta:user-defined meta:name="Informacja 1"/>
    <meta:user-defined meta:name="Informacja 2"/>
    <meta:user-defined meta:name="Informacja 3"/>
    <meta:user-defined meta:name="Informacja 4"/>
    <meta:document-statistic meta:table-count="0" meta:image-count="0" meta:object-count="0" meta:page-count="1" meta:paragraph-count="12" meta:word-count="202" meta:character-count="1450"/>
  </office:meta>
</office:document-meta>
</file>